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Black" svg:font-family="'Arial Black'" style:font-family-generic="roman"/>
    <style:font-face style:name="Liberation Serif1" svg:font-family="'Liberation Serif'" style:font-family-generic="roman"/>
    <style:font-face style:name="Lucida Sans1" svg:font-family="'Lucida Sans'" style:font-family-generic="swiss"/>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3068" officeooo:paragraph-rsid="00063068"/>
    </style:style>
    <style:style style:name="P2" style:family="paragraph" style:parent-style-name="Standard">
      <style:text-properties officeooo:rsid="00076070" officeooo:paragraph-rsid="00076070"/>
    </style:style>
    <style:style style:name="P3" style:family="paragraph" style:parent-style-name="Standard">
      <style:text-properties officeooo:rsid="00081d2e" officeooo:paragraph-rsid="00076070"/>
    </style:style>
    <style:style style:name="P4" style:family="paragraph" style:parent-style-name="Standard">
      <style:text-properties officeooo:rsid="0009f752" officeooo:paragraph-rsid="0009f752"/>
    </style:style>
    <style:style style:name="P5" style:family="paragraph" style:parent-style-name="Standard">
      <style:text-properties officeooo:rsid="000b613a" officeooo:paragraph-rsid="000b613a"/>
    </style:style>
    <style:style style:name="P6" style:family="paragraph" style:parent-style-name="Standard">
      <style:text-properties officeooo:rsid="000cc264" officeooo:paragraph-rsid="000cc264"/>
    </style:style>
    <style:style style:name="P7" style:family="paragraph" style:parent-style-name="Standard">
      <style:text-properties officeooo:rsid="00076070" officeooo:paragraph-rsid="00076070" fo:background-color="transparent"/>
    </style:style>
    <style:style style:name="P8" style:family="paragraph" style:parent-style-name="Standard">
      <style:text-properties officeooo:rsid="0015320a" officeooo:paragraph-rsid="0015320a"/>
    </style:style>
    <style:style style:name="P9" style:family="paragraph" style:parent-style-name="Standard">
      <style:text-properties officeooo:rsid="001664d2" officeooo:paragraph-rsid="001664d2"/>
    </style:style>
    <style:style style:name="T1" style:family="text">
      <style:text-properties fo:background-color="transparent" loext:char-shading-value="0"/>
    </style:style>
    <style:style style:name="T2" style:family="text">
      <style:text-properties style:font-name="Liberation Serif1" style:font-name-asian="Liberation Serif1" style:font-name-complex="Liberation Serif1"/>
    </style:style>
    <style:style style:name="T3" style:family="text">
      <style:text-properties style:font-name="Liberation Serif" style:font-name-asian="SimSun" style:font-name-complex="Lucida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vos:</text:p>
      <text:p text:style-name="P1">conjunto de datos. Colección de archivos organizados de forma que: el SO los puede administrar, un programa puede acceder a los archivos.</text:p>
      <text:p text:style-name="P1"/>
      <text:p text:style-name="P1">Se ven como una colección de registros ordenados. Se ven como una unidad o entidad por eso deben de tener nombre.</text:p>
      <text:p text:style-name="P1"/>
      <text:p text:style-name="P2">La mayoría tienen una organización predeterminada → los archivos agrupan sus registros según su objetivo</text:p>
      <text:p text:style-name="P2"/>
      <text:p text:style-name="P2">planos: serie de bytes o caracteres almacenados uno después de otro</text:p>
      <text:p text:style-name="P2">Estructurado: archivos con una estructura determinada con algún formato.</text:p>
      <text:p text:style-name="P7"/>
      <text:p text:style-name="P7">Almacenan datos independientemente de los programas que se ejecutan, almacenan gran volumen pero su velocidad transferencia es menor.</text:p>
      <text:p text:style-name="P7"/>
      <text:p text:style-name="P2"><text:span text:style-name="T1">Sistema de archivos: forma en la que el S</text:span>O hace que los datos esten disponibles, controla el acceso(FS).</text:p>
      <text:p text:style-name="P2">-responsabilidades: mantener un directorio para identificar y localizar la informacion, establecer rutas para flujos entre memoria, administrar eficientemente al CPU, mantener la integridad de los datos.</text:p>
      <text:p text:style-name="P3"/>
      <text:p text:style-name="P4">El SO oculta particularidades de las operaciones con archivos.</text:p>
      <text:p text:style-name="P4"/>
      <text:p text:style-name="P5">La estructura se guia con directorios , en un arbol, todo archivo tiene una ruta y nombre.</text:p>
      <text:p text:style-name="P5"/>
      <text:p text:style-name="P6">Para abrir un archivo, primero se debe abrir, se revisan los permisos de acceso, si es permitido se retorna un numero de entero (descriptor) del archivo que se usa para realizar operaciones.</text:p>
      <text:p text:style-name="P9"><text:span text:style-name="T2"/></text:p>
      <text:p text:style-name="P8">Los archivos de acceso secuencial se deben accesar en un orden particularidades. El acceso aleatorio permite accesar en cualquier ubicación.</text:p>
      <text:p text:style-name="P8"/>
      <text:p text:style-name="P8">La forma más fácil → dividir el archivo en registros de longitud fija.</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Black" svg:font-family="'Arial Black'" style:font-family-generic="roman"/>
    <style:font-face style:name="Liberation Serif1" svg:font-family="'Liberation Serif'" style:font-family-generic="roman"/>
    <style:font-face style:name="Lucida Sans1" svg:font-family="'Lucida Sans'" style:font-family-generic="swiss"/>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3T09:34:10.760000000</meta:creation-date>
    <dc:date>2018-05-25T15:54:12.086000000</dc:date>
    <meta:editing-duration>PT1H7M44S</meta:editing-duration>
    <meta:editing-cycles>12</meta:editing-cycles>
    <meta:generator>LibreOffice/6.0.2.1$Windows_X86_64 LibreOffice_project/f7f06a8f319e4b62f9bc5095aa112a65d2f3ac89</meta:generator>
    <meta:document-statistic meta:table-count="0" meta:image-count="0" meta:object-count="0" meta:page-count="1" meta:paragraph-count="14" meta:word-count="232" meta:character-count="1494" meta:non-whitespace-character-count="1276"/>
  </office:meta>
</office:document-meta>
</file>